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2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1384876500390459611" text:style-name="L1">
        <text:list-item>
          <text:p text:style-name="P9">10:09 <text:s/>uphill</text:p>
        </text:list-item>
        <text:list-item>
          <text:p text:style-name="P9"><text:s text:c="2"/>8:49 <text:s/>downhill</text:p>
        </text:list-item>
        <text:list-item>
          <text:p text:style-name="P9"><text:s text:c="2"/>8:05 <text:s/>downhill</text:p>
        </text:list-item>
        <text:list-item>
          <text:p text:style-name="P9">10:37 <text:s/>uphill</text:p>
        </text:list-item>
        <text:list-item>
          <text:p text:style-name="P9"><text:s text:c="2"/>9:48 <text:s/>uphill</text:p>
        </text:list-item>
        <text:list-item>
          <text:p text:style-name="P9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3893087929842434914" text:style-name="L2">
        <text:list-item>
          <text:p text:style-name="P11">1:42.3 <text:tab/>5. <text:s/>1:39.6</text:p>
        </text:list-item>
      </text:list>
      <text:list xml:id="list677001009044636020" text:style-name="L3">
        <text:list-item>
          <text:p text:style-name="P12">1:43.3<text:tab/><text:tab/>6. <text:s/>1:38.3</text:p>
        </text:list-item>
        <text:list-item>
          <text:p text:style-name="P12">1:46.0<text:tab/><text:tab/>7. <text:s/>1:39.1</text:p>
        </text:list-item>
        <text:list-item>
          <text:p text:style-name="P12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1508898060837489166" text:style-name="L4">
        <text:list-item>
          <text:p text:style-name="P10">9:58<text:tab/><text:tab/>124</text:p>
        </text:list-item>
        <text:list-item>
          <text:p text:style-name="P10">9:59<text:tab/><text:tab/>130 </text:p>
        </text:list-item>
        <text:list-item>
          <text:p text:style-name="P10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2"><text:soft-page-break/>Sat 8/13/16: <text:s/><text:span text:style-name="T1">4 miles</text:span></text:p>
      <text:p text:style-name="P2">I ran and walked 4 miles on hilly roads in 44:28. I walked a total of 4:30.</text:p>
      <text:p text:style-name="P2"/>
      <text:p text:style-name="P2">Sun 8/14/16: <text:s/><text:span text:style-name="T1">5 miles</text:span></text:p>
      <text:p text:style-name="P2">I ran and walked 5 miles on hilly roads in 59:50. I walked a total of 5:00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14T13:59:53.05</dc:date>
    <dc:creator>James Lombardi</dc:creator>
    <meta:editing-duration>PT15H13M23S</meta:editing-duration>
    <meta:editing-cycles>126</meta:editing-cycles>
    <meta:document-statistic meta:table-count="0" meta:image-count="0" meta:object-count="0" meta:page-count="5" meta:paragraph-count="94" meta:word-count="1055" meta:character-count="5223"/>
  </office:meta>
</office:document-meta>
</file>